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952cm"/>
    </style:style>
    <style:style style:name="gr4" style:family="graphic" style:parent-style-name="standard">
      <style:graphic-properties draw:stroke="none" svg:stroke-color="#000000" draw:fill="none" draw:fill-color="#ffffff" fo:min-height="5.6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T1" style:family="text">
      <style:text-properties fo:font-family="'Courier New'" style:font-family-generic="modern" style:font-pitch="fixed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89cm" svg:height="2.92cm" svg:x="0.87cm" svg:y="1.03cm">
          <text:p text:style-name="P2"/>
        </draw:rect>
        <draw:rect draw:style-name="gr1" draw:text-style-name="P1" draw:layer="layout" svg:width="5.886cm" svg:height="6.264cm" svg:x="0.869cm" svg:y="5.61cm">
          <text:p text:style-name="P2"/>
        </draw:rect>
        <draw:frame draw:style-name="gr2" draw:layer="layout" svg:width="3.216cm" svg:height="0.963cm" svg:x="0.972cm" svg:y="0cm">
          <draw:text-box>
            <text:p text:style-name="P2">Method A</text:p>
          </draw:text-box>
        </draw:frame>
        <draw:frame draw:style-name="gr2" draw:layer="layout" svg:width="3.216cm" svg:height="0.963cm" svg:x="0.977cm" svg:y="4.53cm">
          <draw:text-box>
            <text:p text:style-name="P2">Method B</text:p>
          </draw:text-box>
        </draw:frame>
        <draw:frame draw:style-name="gr3" draw:text-style-name="P3" draw:layer="layout" svg:width="5.162cm" svg:height="3.202cm" svg:x="1.453cm" svg:y="1.296cm">
          <draw:text-box>
            <text:p text:style-name="P2"><text:span text:style-name="T1">v~B</text:span></text:p>
            <text:p text:style-name="P2"><text:span text:style-name="T1">do 3</text:span></text:p>
            <text:p text:style-name="P2"><text:span text:style-name="T1"><text:s text:c="3"/></text:span><text:span text:style-name="T1">say 'Hello'</text:span></text:p>
            <text:p text:style-name="P2"><text:span text:style-name="T1">end</text:span></text:p>
          </draw:text-box>
        </draw:frame>
        <draw:frame draw:style-name="gr4" draw:text-style-name="P3" draw:layer="layout" svg:width="5.562cm" svg:height="5.921cm" svg:x="1.031cm" svg:y="5.772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Reply earlyresult</text:span></text:p>
            <text:p text:style-name="P2"><text:span text:style-name="T1">do 3</text:span></text:p>
            <text:p text:style-name="P2"><text:span text:style-name="T1"><text:s text:c="3"/></text:span><text:span text:style-name="T1">say 'Goodbye'</text:span></text:p>
            <text:p text:style-name="P2"><text:span text:style-name="T1">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1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1T21:16:59</meta:creation-date>
    <dc:date>2009-01-21T21:37:48</dc:date>
    <dc:language>en-US</dc:language>
    <meta:editing-cycles>3</meta:editing-cycles>
    <meta:editing-duration>PT18M3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